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en" fo:country="US" officeooo:rsid="0011fd88" officeooo:paragraph-rsid="00143419"/>
    </style:style>
    <style:style style:name="P2" style:family="paragraph" style:parent-style-name="Standard">
      <style:paragraph-properties fo:text-align="end" style:justify-single-word="false"/>
      <style:text-properties fo:language="en" fo:country="US" officeooo:rsid="00100502" officeooo:paragraph-rsid="00143419"/>
    </style:style>
    <style:style style:name="P3" style:family="paragraph" style:parent-style-name="Standard">
      <style:paragraph-properties fo:text-align="end" style:justify-single-word="false"/>
      <style:text-properties fo:language="en" fo:country="US" officeooo:rsid="00117280" officeooo:paragraph-rsid="00143419"/>
    </style:style>
    <style:style style:name="P4" style:family="paragraph" style:parent-style-name="Standard" style:list-style-name="L1">
      <style:paragraph-properties fo:text-align="end" style:justify-single-word="false"/>
      <style:text-properties fo:language="en" fo:country="US" officeooo:rsid="00117280" officeooo:paragraph-rsid="00143419"/>
    </style:style>
    <style:style style:name="P5" style:family="paragraph" style:parent-style-name="Standard" style:list-style-name="L2">
      <style:paragraph-properties fo:text-align="end" style:justify-single-word="false"/>
      <style:text-properties fo:language="en" fo:country="US" officeooo:rsid="00117280" officeooo:paragraph-rsid="00143419"/>
    </style:style>
    <style:style style:name="P6" style:family="paragraph" style:parent-style-name="Standard" style:list-style-name="L3">
      <style:paragraph-properties fo:text-align="end" style:justify-single-word="false"/>
      <style:text-properties fo:language="en" fo:country="US" officeooo:rsid="00117280" officeooo:paragraph-rsid="00143419"/>
    </style:style>
    <style:style style:name="P7" style:family="paragraph" style:parent-style-name="Standard" style:list-style-name="L4">
      <style:paragraph-properties fo:text-align="end" style:justify-single-word="false"/>
      <style:text-properties fo:language="en" fo:country="US" officeooo:rsid="0011fd88" officeooo:paragraph-rsid="00143419"/>
    </style:style>
    <style:style style:name="P8" style:family="paragraph" style:parent-style-name="Standard" style:list-style-name="L5">
      <style:paragraph-properties fo:text-align="end" style:justify-single-word="false"/>
      <style:text-properties fo:language="en" fo:country="US" officeooo:rsid="0011fd88" officeooo:paragraph-rsid="00143419"/>
    </style:style>
    <style:style style:name="P9" style:family="paragraph" style:parent-style-name="Standard" style:list-style-name="L6">
      <style:paragraph-properties fo:text-align="end" style:justify-single-word="false"/>
      <style:text-properties fo:language="en" fo:country="US" officeooo:rsid="0011fd88" officeooo:paragraph-rsid="0014341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7) hangman</text:p>
      <text:p text:style-name="P2"/>
      <text:p text:style-name="P3">1-7) كيف تقسم مشكل معقد وتحوله الى flow chart</text:p>
      <text:list text:style-name="L1">
        <text:list-item>
          <text:p text:style-name="P4">كيف تلعب هذه اللعبة</text:p>
        </text:list-item>
        <text:list-item>
          <text:p text:style-name="P4">فكر كيف تقوم ببناء هذه اللعبة حاول رسم flow chart خاص بك</text:p>
        </text:list-item>
      </text:list>
      <text:p text:style-name="P3"/>
      <text:p text:style-name="P3">2-7) المرحلة 1.</text:p>
      <text:list text:style-name="L2">
        <text:list-item>
          <text:p text:style-name="P5">اختار كلمة عشوائيا من قائمة كلمات وضعها في متغير chosen_word</text:p>
        </text:list-item>
        <text:list-item>
          <text:p text:style-name="P5">اطلب من المستخدم ان يخمن حرفا وضعه في متغير guess واجعله lower case</text:p>
        </text:list-item>
        <text:list-item>
          <text:p text:style-name="P5">تحقق اذا كان تخمين المستخدم واحد من حروف الكلمة المختارة</text:p>
        </text:list-item>
      </text:list>
      <text:p text:style-name="P3"/>
      <text:p text:style-name="P3">3-7) المرحلة 2.</text:p>
      <text:list text:style-name="L3">
        <text:list-item>
          <text:p text:style-name="P6">اصنع قائمة جديدة اسمها display من اجل كل حرف في الكلمة المختارة ضع "_” في display</text:p>
        </text:list-item>
        <text:list-item>
          <text:p text:style-name="P6">اذا كان تخمين المستخدم صحيح ضع مكان ال _ ذلك الحرف في كل موضع له داخل الdisplay</text:p>
        </text:list-item>
        <text:list-item>
          <text:p text:style-name="P6">اظهر display للمستخدم واذا كان التخمين صحيح يجب رؤية الحرف داخل display بدل _</text:p>
        </text:list-item>
      </text:list>
      <text:p text:style-name="P3"/>
      <text:p text:style-name="P3">4-7) المرحلة 3.</text:p>
      <text:list text:style-name="L4">
        <text:list-item>
          <text:p text:style-name="P7">استعمل while loop لتجعل المستخدم يخمن ثانية الحلقة تنتهي في حالة تخمين جميع الحروف بمعنى لا يوجد _ في display</text:p>
        </text:list-item>
      </text:list>
      <text:p text:style-name="P1"/>
      <text:p text:style-name="P1">5-7) المرحلة 4.</text:p>
      <text:list text:style-name="L5">
        <text:list-item>
          <text:p text:style-name="P8">ضع متغير اسمه 6 = lives لمعرفة عدد الحيوات المتبقية للمستخدم</text:p>
        </text:list-item>
        <text:list-item>
          <text:p text:style-name="P8">اذا كان التخمين ليس في الكلمة المختارة انقص lives بواحد واذا اصبحت lives 0 انهي اللعبة لان المستخدم خسر</text:p>
        </text:list-item>
        <text:list-item>
          <text:p text:style-name="P8">اطبع ال ASCII ART الخاص ب stages على حسب عدد ال lives المتبقية للمستخدم</text:p>
        </text:list-item>
      </text:list>
      <text:p text:style-name="P1"/>
      <text:p text:style-name="P1">6-7) المرحلة 5.</text:p>
      <text:list text:style-name="L6">
        <text:list-item>
          <text:p text:style-name="P9">اجعل قائمة الكلمات في ملف وحدها</text:p>
        </text:list-item>
        <text:list-item>
          <text:p text:style-name="P9">اطبع شعار لعبة hangman من ملف وحدها ايضا و stages </text:p>
        </text:list-item>
        <text:list-item>
          <text:p text:style-name="P9">اذا ادخل المستخدم حرف ادخله من قبل اخبره بذلك</text:p>
        </text:list-item>
        <text:list-item>
          <text:p text:style-name="P9">اذا ادخل المستخدم حرف ليس في الكلمة المختارة اخبره بذلك ايضا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ar" style:country-complex="DZ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ar" style:country-complex="DZ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7T23:32:53.743000000</meta:creation-date>
    <dc:date>2023-07-27T23:34:24.898000000</dc:date>
    <meta:editing-duration>PT1M31S</meta:editing-duration>
    <meta:editing-cycles>1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23" meta:word-count="238" meta:character-count="1170" meta:non-whitespace-character-count="970"/>
  </office:meta>
</office:document-meta>
</file>